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20000017DB3E7BF3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list-style-name="L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4.1669in" svg:height="2.6024in" svg:x="1.4327in" svg:y="0.678in"><draw:image xlink:href="Pictures/10000000000002620000017DB3E7BF3C.jpg" xlink:type="simple" xlink:show="embed" xlink:actuate="onLoad"><text:p/></draw:image></draw:frame><draw:frame text:anchor-type="paragraph" draw:z-index="1" draw:style-name="gr2" draw:text-style-name="P1" svg:width="4.676in" svg:height="3.5071in" svg:x="0.9382in" svg:y="4.4008in"><draw:image xlink:href="../linked_graphic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03:11:33.136163072</meta:creation-date>
    <dc:date>2014-12-08T03:15:30.150594088</dc:date>
    <meta:editing-duration>PT1M59S</meta:editing-duration>
    <meta:editing-cycles>3</meta:editing-cycles>
    <meta:generator>LibreOfficeDev/4.5.0.0.alpha0$Linux_x86 LibreOffice_project/62aac0694d05d85a1b453b80c582328ce43662a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